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ensleep Corporation (Other OTC:TENS.PK - News) ("Tensleep") announced that with the acquisition of XSTV Media, Inc. ("XSTV"),</text:p>
      <text:p text:style-name="Preformatted_20_Text"><text:s text:c="105"/>it will become an online independent sports company. The transaction is</text:p>
      <text:p text:style-name="Preformatted_20_Text">to close on or before September 15, 2007. Tensleep will, by the end of</text:p>
      <text:p text:style-name="Preformatted_20_Text">this week or early next week, call a special meeting of shareholders to</text:p>
      <text:p text:style-name="Preformatted_20_Text">approve the change name to "XSTV Corporation."</text:p>
      <text:p text:style-name="Preformatted_20_Text"/>
      <text:p text:style-name="Preformatted_20_Text">David Bailey, an analyst at Gerard Klauer Mattison who can be contacted at david at bailey dot com, said such cuts "could include head count reductions."</text:p>
      <text:p text:style-name="Preformatted_20_Text">Layoffs to some degree are inevitable, said IDC analyst Roger Kay. For years,</text:p>
      <text:p text:style-name="Preformatted_20_Text"><text:s text:c="71"/>the company enjoyed a lower cost structure than other PC makers because</text:p>
      <text:p text:style-name="Preformatted_20_Text">it sold computers directly.</text:p>
      <text:p text:style-name="Preformatted_20_Text"><text:s text:c="22"/>International Star Inc. (info@ITSR.com - OTC BB: ILST) announced that the annual meeting of</text:p>
      <text:p text:style-name="Preformatted_20_Text">shareholders of International Star Inc. will be held on May 19, 2008,</text:p>
      <text:p text:style-name="Preformatted_20_Text"><text:s text:c="60"/>at 3:00 p.m. (local time) at The Hilton Hotel, 104 Market Street,</text:p>
      <text:p text:style-name="Preformatted_20_Text"><text:s text:c="118"/>Shreveport, La., 71101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158" meta:character-count="1339" meta:non-whitespace-character-count="815"/>
    <meta:generator>LibreOffice/3.5$Linux_X86_64 LibreOffice_project/350m1$Build-2</meta:generator>
  </office:meta>
</office:document-meta>
</file>